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9.51pt"/>
    </style:style>
    <style:style style:name="co2" style:family="table-column">
      <style:table-column-properties fo:break-before="auto" style:column-width="171.7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GLSA_20_5-14-18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LSA 5-14-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dget summary report as of May 14, 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scal Year: 2018</text:p>
          </table:table-cell>
          <table:table-cell table:number-columns-repeated="4"/>
          <table:table-cell office:value-type="string" calcext:value-type="string">
            <text:p>30 - RCUO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 Account</text:p>
          </table:table-cell>
          <table:table-cell/>
          <table:table-cell table:style-name="ce2" office:value-type="string" calcext:value-type="string">
            <text:p>Budget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Encumbrances</text:p>
          </table:table-cell>
          <table:table-cell table:style-name="ce4" office:value-type="string" calcext:value-type="string">
            <text:p>Avail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------------------------------------------------</text:p>
          </table:table-cell>
          <table:table-cell office:value-type="string" calcext:value-type="string">
            <text:p>---- ---</text:p>
          </table:table-cell>
          <table:table-cell office:value-type="string" calcext:value-type="string">
            <text:p>------------- ----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----------------</text:p>
          </table:table-cell>
          <table:table-cell office:value-type="string" calcext:value-type="string">
            <text:p>-------------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-1F-311059-R-5101005 CNAS-USDA CRB BIOCONTROL :</text:p>
          </table:table-cell>
          <table:table-cell office:value-type="string" calcext:value-type="string">
            <text:p>SALARY-FACULTY</text:p>
          </table:table-cell>
          <table:table-cell table:style-name="ce3" office:value-type="float" office:value="8000" calcext:value-type="float">
            <text:p><text:s/>8,000.00 </text:p>
          </table:table-cell>
          <table:table-cell table:number-columns-repeated="2"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8000" calcext:value-type="float">
            <text:p><text:s/>8,000.0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102035 CNAS-USDA CRB BIOCONTROL :</text:p>
          </table:table-cell>
          <table:table-cell office:value-type="string" calcext:value-type="string">
            <text:p>SALARY-RES ASSIST</text:p>
          </table:table-cell>
          <table:table-cell table:style-name="ce3" office:value-type="float" office:value="35000" calcext:value-type="float">
            <text:p><text:s/>35,000.00 </text:p>
          </table:table-cell>
          <table:table-cell table:style-name="ce3" office:value-type="float" office:value="1117.2" calcext:value-type="float">
            <text:p><text:s/>1,117.20 </text:p>
          </table:table-cell>
          <table:table-cell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33882.8" calcext:value-type="float">
            <text:p><text:s/>33,882.8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105010 CNAS-USDA CRB BIOCONTROL :</text:p>
          </table:table-cell>
          <table:table-cell office:value-type="string" calcext:value-type="string">
            <text:p>F/B- SS</text:p>
          </table:table-cell>
          <table:table-cell table:style-name="ce3" office:value-type="float" office:value="9450" calcext:value-type="float">
            <text:p><text:s/>9,450.00 </text:p>
          </table:table-cell>
          <table:table-cell table:style-name="ce3" office:value-type="float" office:value="85.47" calcext:value-type="float">
            <text:p><text:s/>85.47 </text:p>
          </table:table-cell>
          <table:table-cell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9364.53" calcext:value-type="float">
            <text:p><text:s/>9,364.53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200510 CNAS-USDA CRB BIOCONTROL :</text:p>
          </table:table-cell>
          <table:table-cell office:value-type="string" calcext:value-type="string">
            <text:p>TRAVEL</text:p>
          </table:table-cell>
          <table:table-cell table:style-name="ce3" office:value-type="float" office:value="26100" calcext:value-type="float">
            <text:p><text:s/>26,100.00 </text:p>
          </table:table-cell>
          <table:table-cell table:number-columns-repeated="2"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26100" calcext:value-type="float">
            <text:p><text:s/>26,100.0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201010 CNAS-USDA CRB BIOCONTROL :</text:p>
          </table:table-cell>
          <table:table-cell office:value-type="string" calcext:value-type="string">
            <text:p>CONTRACTUAL-CELL</text:p>
          </table:table-cell>
          <table:table-cell table:style-name="ce3" office:value-type="float" office:value="2000" calcext:value-type="float">
            <text:p><text:s/>2,000.00 </text:p>
          </table:table-cell>
          <table:table-cell table:style-name="ce3" office:value-type="float" office:value="1074" calcext:value-type="float">
            <text:p><text:s/>1,074.00 </text:p>
          </table:table-cell>
          <table:table-cell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926" calcext:value-type="float">
            <text:p><text:s/>926.0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201020 CNAS-USDA CRB BIOCONTROL :</text:p>
          </table:table-cell>
          <table:table-cell office:value-type="string" calcext:value-type="string">
            <text:p>CONTRACTUAL-SERVICES</text:p>
          </table:table-cell>
          <table:table-cell table:style-name="ce3" office:value-type="float" office:value="35000" calcext:value-type="float">
            <text:p><text:s/>35,000.00 </text:p>
          </table:table-cell>
          <table:table-cell table:number-columns-repeated="2"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35000" calcext:value-type="float">
            <text:p><text:s/>35,000.0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201530 CNAS-USDA CRB BIOCONTROL :</text:p>
          </table:table-cell>
          <table:table-cell office:value-type="string" calcext:value-type="string">
            <text:p>SUPPLIES</text:p>
          </table:table-cell>
          <table:table-cell table:style-name="ce3" office:value-type="float" office:value="19450" calcext:value-type="float">
            <text:p><text:s/>19,450.00 </text:p>
          </table:table-cell>
          <table:table-cell table:style-name="ce3" office:value-type="float" office:value="423.5" calcext:value-type="float">
            <text:p><text:s/>423.50 </text:p>
          </table:table-cell>
          <table:table-cell table:style-name="ce3" office:value-type="float" office:value="1100" calcext:value-type="float">
            <text:p><text:s/>1,100.00 </text:p>
          </table:table-cell>
          <table:table-cell table:style-name="ce3" office:value-type="float" office:value="17926.5" calcext:value-type="float">
            <text:p><text:s/>17,926.5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202005 CNAS-USDA CRB BIOCONTROL :</text:p>
          </table:table-cell>
          <table:table-cell office:value-type="string" calcext:value-type="string">
            <text:p>SMALL EQUIPMENT</text:p>
          </table:table-cell>
          <table:table-cell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951.19" calcext:value-type="float">
            <text:p><text:s/>951.19 </text:p>
          </table:table-cell>
          <table:table-cell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-951.19" calcext:value-type="float">
            <text:p><text:s/>(951.19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202505 CNAS-USDA CRB BIOCONTROL :</text:p>
          </table:table-cell>
          <table:table-cell office:value-type="string" calcext:value-type="string">
            <text:p>CAPITAL EQUIP</text:p>
          </table:table-cell>
          <table:table-cell table:style-name="ce3" office:value-type="float" office:value="35000" calcext:value-type="float">
            <text:p><text:s/>35,000.00 </text:p>
          </table:table-cell>
          <table:table-cell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35005" calcext:value-type="float">
            <text:p><text:s/>35,005.00 </text:p>
          </table:table-cell>
          <table:table-cell table:style-name="ce3" office:value-type="float" office:value="-5" calcext:value-type="float">
            <text:p><text:s/>(5.0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1F-311059-R-5204020 CNAS-USDA CRB BIOCONTROL :</text:p>
          </table:table-cell>
          <table:table-cell office:value-type="string" calcext:value-type="string">
            <text:p>INDIRECT COST</text:p>
          </table:table-cell>
          <table:table-cell table:style-name="ce3" office:value-type="float" office:value="30000" calcext:value-type="float">
            <text:p><text:s/>30,000.00 </text:p>
          </table:table-cell>
          <table:table-cell table:number-columns-repeated="2" table:style-name="ce3" office:value-type="string" office:string-value=" -   " calcext:value-type="string">
            <text:p><text:s text:c="2"/>- <text:s text:c="3"/></text:p>
          </table:table-cell>
          <table:table-cell table:style-name="ce3" office:value-type="float" office:value="30000" calcext:value-type="float">
            <text:p><text:s/>30,000.0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===============================================</text:p>
          </table:table-cell>
          <table:table-cell office:value-type="string" calcext:value-type="string">
            <text:p>========</text:p>
          </table:table-cell>
          <table:table-cell table:style-name="ce3" office:value-type="string" office:string-value="==================" calcext:value-type="string">
            <text:p><text:s/>================== </text:p>
          </table:table-cell>
          <table:table-cell table:style-name="ce3" office:value-type="string" office:string-value="============" calcext:value-type="string">
            <text:p><text:s/>============ </text:p>
          </table:table-cell>
          <table:table-cell table:style-name="ce3" office:value-type="string" office:string-value="=================" calcext:value-type="string">
            <text:p><text:s/>================= </text:p>
          </table:table-cell>
          <table:table-cell table:style-name="ce3" office:value-type="string" office:string-value="=============" calcext:value-type="string">
            <text:p><text:s/>=============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s for UNIT: 311059 - CNAS-USDA CRB BIOCONT</text:p>
          </table:table-cell>
          <table:table-cell office:value-type="string" calcext:value-type="string">
            <text:p>ROL</text:p>
          </table:table-cell>
          <table:table-cell table:style-name="ce3" office:value-type="float" office:value="200000" calcext:value-type="float">
            <text:p><text:s/>200,000.00 </text:p>
          </table:table-cell>
          <table:table-cell table:style-name="ce3" office:value-type="float" office:value="3651.36" calcext:value-type="float">
            <text:p><text:s/>3,651.36 </text:p>
          </table:table-cell>
          <table:table-cell table:style-name="ce3" office:value-type="float" office:value="36105" calcext:value-type="float">
            <text:p><text:s/>36,105.00 </text:p>
          </table:table-cell>
          <table:table-cell table:style-name="ce3" office:value-type="float" office:value="160243.64" calcext:value-type="float">
            <text:p><text:s/>160,243.64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================================================</text:p>
          </table:table-cell>
          <table:table-cell office:value-type="string" calcext:value-type="string">
            <text:p>========</text:p>
          </table:table-cell>
          <table:table-cell table:style-name="ce3" office:value-type="string" office:string-value="==================" calcext:value-type="string">
            <text:p><text:s/>================== </text:p>
          </table:table-cell>
          <table:table-cell table:style-name="ce3" office:value-type="string" office:string-value="============" calcext:value-type="string">
            <text:p><text:s/>============ </text:p>
          </table:table-cell>
          <table:table-cell table:style-name="ce3" office:value-type="string" office:string-value="=================" calcext:value-type="string">
            <text:p><text:s/>================= </text:p>
          </table:table-cell>
          <table:table-cell table:style-name="ce3" office:value-type="string" office:string-value="=============" calcext:value-type="string">
            <text:p><text:s/>=============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s for FUND: 30 - RCUOG</text:p>
          </table:table-cell>
          <table:table-cell/>
          <table:table-cell table:style-name="ce3" office:value-type="float" office:value="200000" calcext:value-type="float">
            <text:p><text:s/>200,000.00 </text:p>
          </table:table-cell>
          <table:table-cell table:style-name="ce3" office:value-type="float" office:value="3651.36" calcext:value-type="float">
            <text:p><text:s/>3,651.36 </text:p>
          </table:table-cell>
          <table:table-cell table:style-name="ce3" office:value-type="float" office:value="36105" calcext:value-type="float">
            <text:p><text:s/>36,105.00 </text:p>
          </table:table-cell>
          <table:table-cell table:style-name="ce3" office:value-type="float" office:value="98" calcext:value-type="float">
            <text:p><text:s/>98.00 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4472c4" style:border-line-width-bottom="0.51pt 1.5pt 0.51pt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LSA_20_5-14-18" style:display-name="PageStyle_GLSA 5-14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oria.Travis</meta:initial-creator>
    <dc:creator>Aubrey Moore</dc:creator>
    <meta:creation-date>2018-05-14T02:06:41</meta:creation-date>
    <dc:date>2018-05-14T13:05:49.873270812</dc:date>
    <meta:generator>LibreOffice/5.1.6.2$Linux_X86_64 LibreOffice_project/10m0$Build-2</meta:generator>
    <meta:editing-duration>PT39M30S</meta:editing-duration>
    <meta:editing-cycles>1</meta:editing-cycles>
    <meta:document-statistic meta:table-count="1" meta:cell-count="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